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SVHN-2_blocks" table:style-name="ta1">
        <table:shapes>
          <draw:frame draw:z-index="0" draw:style-name="gr1" draw:text-style-name="P1" svg:width="252.78mm" svg:height="142.18mm" svg:x="241.79mm" svg:y="32.34mm">
            <draw:object draw:notify-on-update-of-ranges="'Densenet-40-12-SVHN-2_blocks'.A3:'Densenet-40-12-SVHN-2_blocks'.A42 'Densenet-40-12-SVHN-2_blocks'.A1:'Densenet-40-12-SVHN-2_blocks'.A1 'Densenet-40-12-SVHN-2_blocks'.B3:'Densenet-40-12-SVHN-2_blocks'.B42 'Densenet-40-12-SVHN-2_blocks'.C1:'Densenet-40-12-SVHN-2_blocks'.C1 'Densenet-40-12-SVHN-2_blocks'.D3:'Densenet-40-12-SVHN-2_blocks'.D42 'Densenet-40-12-SVHN-2_blocks'.C3:'Densenet-40-12-SVHN-2_blocks'.C42 'Densenet-40-12-SVHN-2_blocks'.E1:'Densenet-40-12-SVHN-2_blocks'.E1 'Densenet-40-12-SVHN-2_blocks'.F3:'Densenet-40-12-SVHN-2_blocks'.F42 'Densenet-40-12-SVHN-2_blocks'.E3:'Densenet-40-12-SVHN-2_blocks'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2 Blocks</text:p>
          </table:table-cell>
          <table:covered-table-cell/>
          <table:table-cell office:value-type="string" calcext:value-type="string" table:number-columns-spanned="2" table:number-rows-spanned="1">
            <text:p>3 Blocks</text:p>
          </table:table-cell>
          <table:covered-table-cell/>
          <table:table-cell office:value-type="string" calcext:value-type="string" table:number-columns-spanned="2" table:number-rows-spanned="1">
            <text:p>4 Blocks</text:p>
          </table:table-cell>
          <table:covered-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6599997282028" calcext:value-type="float">
            <text:p>0.796599997282028</text:p>
          </table:table-cell>
          <table:table-cell office:value-type="float" office:value="1" calcext:value-type="float">
            <text:p>1</text:p>
          </table:table-cell>
          <table:table-cell office:value-type="float" office:value="0.809999995231629" calcext:value-type="float">
            <text:p>0.809999995231629</text:p>
          </table:table-cell>
          <table:table-cell office:value-type="float" office:value="1" calcext:value-type="float">
            <text:p>1</text:p>
          </table:table-cell>
          <table:table-cell office:value-type="float" office:value="0.84959999859333" calcext:value-type="float">
            <text:p>0.84959999859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5999999642372" calcext:value-type="float">
            <text:p>0.825999999642372</text:p>
          </table:table-cell>
          <table:table-cell office:value-type="float" office:value="2" calcext:value-type="float">
            <text:p>2</text:p>
          </table:table-cell>
          <table:table-cell office:value-type="float" office:value="0.83709999859333" calcext:value-type="float">
            <text:p>0.83709999859333</text:p>
          </table:table-cell>
          <table:table-cell office:value-type="float" office:value="2" calcext:value-type="float">
            <text:p>2</text:p>
          </table:table-cell>
          <table:table-cell office:value-type="float" office:value="0.872000000476837" calcext:value-type="float">
            <text:p>0.8720000004768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87300001978874" calcext:value-type="float">
            <text:p>0.887300001978874</text:p>
          </table:table-cell>
          <table:table-cell office:value-type="float" office:value="3" calcext:value-type="float">
            <text:p>3</text:p>
          </table:table-cell>
          <table:table-cell office:value-type="float" office:value="0.894300000071525" calcext:value-type="float">
            <text:p>0.894300000071525</text:p>
          </table:table-cell>
          <table:table-cell office:value-type="float" office:value="3" calcext:value-type="float">
            <text:p>3</text:p>
          </table:table-cell>
          <table:table-cell office:value-type="float" office:value="0.883199999332428" calcext:value-type="float">
            <text:p>0.8831999993324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5299999117851" calcext:value-type="float">
            <text:p>0.835299999117851</text:p>
          </table:table-cell>
          <table:table-cell office:value-type="float" office:value="4" calcext:value-type="float">
            <text:p>4</text:p>
          </table:table-cell>
          <table:table-cell office:value-type="float" office:value="0.734400001168251" calcext:value-type="float">
            <text:p>0.734400001168251</text:p>
          </table:table-cell>
          <table:table-cell office:value-type="float" office:value="4" calcext:value-type="float">
            <text:p>4</text:p>
          </table:table-cell>
          <table:table-cell office:value-type="float" office:value="0.889199999570847" calcext:value-type="float">
            <text:p>0.8891999995708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4100000858307" calcext:value-type="float">
            <text:p>0.884100000858307</text:p>
          </table:table-cell>
          <table:table-cell office:value-type="float" office:value="5" calcext:value-type="float">
            <text:p>5</text:p>
          </table:table-cell>
          <table:table-cell office:value-type="float" office:value="0.900000001788139" calcext:value-type="float">
            <text:p>0.900000001788139</text:p>
          </table:table-cell>
          <table:table-cell office:value-type="float" office:value="5" calcext:value-type="float">
            <text:p>5</text:p>
          </table:table-cell>
          <table:table-cell office:value-type="float" office:value="0.906500002145767" calcext:value-type="float">
            <text:p>0.9065000021457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049999833107" calcext:value-type="float">
            <text:p>0.89049999833107</text:p>
          </table:table-cell>
          <table:table-cell office:value-type="float" office:value="6" calcext:value-type="float">
            <text:p>6</text:p>
          </table:table-cell>
          <table:table-cell office:value-type="float" office:value="0.881099998950958" calcext:value-type="float">
            <text:p>0.881099998950958</text:p>
          </table:table-cell>
          <table:table-cell office:value-type="float" office:value="6" calcext:value-type="float">
            <text:p>6</text:p>
          </table:table-cell>
          <table:table-cell office:value-type="float" office:value="0.886799998283386" calcext:value-type="float">
            <text:p>0.8867999982833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12600002288818" calcext:value-type="float">
            <text:p>0.912600002288818</text:p>
          </table:table-cell>
          <table:table-cell office:value-type="float" office:value="7" calcext:value-type="float">
            <text:p>7</text:p>
          </table:table-cell>
          <table:table-cell office:value-type="float" office:value="0.9016000020504" calcext:value-type="float">
            <text:p>0.9016000020504</text:p>
          </table:table-cell>
          <table:table-cell office:value-type="float" office:value="7" calcext:value-type="float">
            <text:p>7</text:p>
          </table:table-cell>
          <table:table-cell office:value-type="float" office:value="0.923900001645088" calcext:value-type="float">
            <text:p>0.923900001645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7300000786781" calcext:value-type="float">
            <text:p>0.867300000786781</text:p>
          </table:table-cell>
          <table:table-cell office:value-type="float" office:value="8" calcext:value-type="float">
            <text:p>8</text:p>
          </table:table-cell>
          <table:table-cell office:value-type="float" office:value="0.9099000030756" calcext:value-type="float">
            <text:p>0.9099000030756</text:p>
          </table:table-cell>
          <table:table-cell office:value-type="float" office:value="8" calcext:value-type="float">
            <text:p>8</text:p>
          </table:table-cell>
          <table:table-cell office:value-type="float" office:value="0.923800002932548" calcext:value-type="float">
            <text:p>0.923800002932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2500001788139" calcext:value-type="float">
            <text:p>0.902500001788139</text:p>
          </table:table-cell>
          <table:table-cell office:value-type="float" office:value="9" calcext:value-type="float">
            <text:p>9</text:p>
          </table:table-cell>
          <table:table-cell office:value-type="float" office:value="0.8758999979496" calcext:value-type="float">
            <text:p>0.8758999979496</text:p>
          </table:table-cell>
          <table:table-cell office:value-type="float" office:value="9" calcext:value-type="float">
            <text:p>9</text:p>
          </table:table-cell>
          <table:table-cell office:value-type="float" office:value="0.919900002479553" calcext:value-type="float">
            <text:p>0.919900002479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5900000929832" calcext:value-type="float">
            <text:p>0.895900000929832</text:p>
          </table:table-cell>
          <table:table-cell office:value-type="float" office:value="10" calcext:value-type="float">
            <text:p>10</text:p>
          </table:table-cell>
          <table:table-cell office:value-type="float" office:value="0.816900000572205" calcext:value-type="float">
            <text:p>0.816900000572205</text:p>
          </table:table-cell>
          <table:table-cell office:value-type="float" office:value="10" calcext:value-type="float">
            <text:p>10</text:p>
          </table:table-cell>
          <table:table-cell office:value-type="float" office:value="0.896100004315376" calcext:value-type="float">
            <text:p>0.896100004315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98100000023842" calcext:value-type="float">
            <text:p>0.898100000023842</text:p>
          </table:table-cell>
          <table:table-cell office:value-type="float" office:value="11" calcext:value-type="float">
            <text:p>11</text:p>
          </table:table-cell>
          <table:table-cell office:value-type="float" office:value="0.921800000667572" calcext:value-type="float">
            <text:p>0.921800000667572</text:p>
          </table:table-cell>
          <table:table-cell office:value-type="float" office:value="11" calcext:value-type="float">
            <text:p>11</text:p>
          </table:table-cell>
          <table:table-cell office:value-type="float" office:value="0.91770000398159" calcext:value-type="float">
            <text:p>0.917700003981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96799998283386" calcext:value-type="float">
            <text:p>0.896799998283386</text:p>
          </table:table-cell>
          <table:table-cell office:value-type="float" office:value="12" calcext:value-type="float">
            <text:p>12</text:p>
          </table:table-cell>
          <table:table-cell office:value-type="float" office:value="0.867999997735023" calcext:value-type="float">
            <text:p>0.867999997735023</text:p>
          </table:table-cell>
          <table:table-cell office:value-type="float" office:value="12" calcext:value-type="float">
            <text:p>12</text:p>
          </table:table-cell>
          <table:table-cell office:value-type="float" office:value="0.883000000119209" calcext:value-type="float">
            <text:p>0.8830000001192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19600005149841" calcext:value-type="float">
            <text:p>0.919600005149841</text:p>
          </table:table-cell>
          <table:table-cell office:value-type="float" office:value="13" calcext:value-type="float">
            <text:p>13</text:p>
          </table:table-cell>
          <table:table-cell office:value-type="float" office:value="0.910700003504753" calcext:value-type="float">
            <text:p>0.910700003504753</text:p>
          </table:table-cell>
          <table:table-cell office:value-type="float" office:value="13" calcext:value-type="float">
            <text:p>13</text:p>
          </table:table-cell>
          <table:table-cell office:value-type="float" office:value="0.92620000243187" calcext:value-type="float">
            <text:p>0.92620000243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15400003790855" calcext:value-type="float">
            <text:p>0.915400003790855</text:p>
          </table:table-cell>
          <table:table-cell office:value-type="float" office:value="14" calcext:value-type="float">
            <text:p>14</text:p>
          </table:table-cell>
          <table:table-cell office:value-type="float" office:value="0.910400000214577" calcext:value-type="float">
            <text:p>0.910400000214577</text:p>
          </table:table-cell>
          <table:table-cell office:value-type="float" office:value="14" calcext:value-type="float">
            <text:p>14</text:p>
          </table:table-cell>
          <table:table-cell office:value-type="float" office:value="0.917700001597404" calcext:value-type="float">
            <text:p>0.9177000015974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06700002551079" calcext:value-type="float">
            <text:p>0.906700002551079</text:p>
          </table:table-cell>
          <table:table-cell office:value-type="float" office:value="15" calcext:value-type="float">
            <text:p>15</text:p>
          </table:table-cell>
          <table:table-cell office:value-type="float" office:value="0.920300001502037" calcext:value-type="float">
            <text:p>0.920300001502037</text:p>
          </table:table-cell>
          <table:table-cell office:value-type="float" office:value="15" calcext:value-type="float">
            <text:p>15</text:p>
          </table:table-cell>
          <table:table-cell office:value-type="float" office:value="0.922500002980232" calcext:value-type="float">
            <text:p>0.922500002980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7599999308586" calcext:value-type="float">
            <text:p>0.847599999308586</text:p>
          </table:table-cell>
          <table:table-cell office:value-type="float" office:value="16" calcext:value-type="float">
            <text:p>16</text:p>
          </table:table-cell>
          <table:table-cell office:value-type="float" office:value="0.875599998831749" calcext:value-type="float">
            <text:p>0.875599998831749</text:p>
          </table:table-cell>
          <table:table-cell office:value-type="float" office:value="16" calcext:value-type="float">
            <text:p>16</text:p>
          </table:table-cell>
          <table:table-cell office:value-type="float" office:value="0.910299999713898" calcext:value-type="float">
            <text:p>0.9102999997138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23200001716614" calcext:value-type="float">
            <text:p>0.923200001716614</text:p>
          </table:table-cell>
          <table:table-cell office:value-type="float" office:value="17" calcext:value-type="float">
            <text:p>17</text:p>
          </table:table-cell>
          <table:table-cell office:value-type="float" office:value="0.924200001955032" calcext:value-type="float">
            <text:p>0.924200001955032</text:p>
          </table:table-cell>
          <table:table-cell office:value-type="float" office:value="17" calcext:value-type="float">
            <text:p>17</text:p>
          </table:table-cell>
          <table:table-cell office:value-type="float" office:value="0.908799998760223" calcext:value-type="float">
            <text:p>0.9087999987602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379999935627" calcext:value-type="float">
            <text:p>0.89379999935627</text:p>
          </table:table-cell>
          <table:table-cell office:value-type="float" office:value="18" calcext:value-type="float">
            <text:p>18</text:p>
          </table:table-cell>
          <table:table-cell office:value-type="float" office:value="0.876900000572205" calcext:value-type="float">
            <text:p>0.876900000572205</text:p>
          </table:table-cell>
          <table:table-cell office:value-type="float" office:value="18" calcext:value-type="float">
            <text:p>18</text:p>
          </table:table-cell>
          <table:table-cell office:value-type="float" office:value="0.924200000762939" calcext:value-type="float">
            <text:p>0.924200000762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99300003647804" calcext:value-type="float">
            <text:p>0.899300003647804</text:p>
          </table:table-cell>
          <table:table-cell office:value-type="float" office:value="19" calcext:value-type="float">
            <text:p>19</text:p>
          </table:table-cell>
          <table:table-cell office:value-type="float" office:value="0.89450000166893" calcext:value-type="float">
            <text:p>0.89450000166893</text:p>
          </table:table-cell>
          <table:table-cell office:value-type="float" office:value="19" calcext:value-type="float">
            <text:p>19</text:p>
          </table:table-cell>
          <table:table-cell office:value-type="float" office:value="0.899500002861023" calcext:value-type="float">
            <text:p>0.899500002861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96500001549721" calcext:value-type="float">
            <text:p>0.896500001549721</text:p>
          </table:table-cell>
          <table:table-cell office:value-type="float" office:value="20" calcext:value-type="float">
            <text:p>20</text:p>
          </table:table-cell>
          <table:table-cell office:value-type="float" office:value="0.915800006389618" calcext:value-type="float">
            <text:p>0.915800006389618</text:p>
          </table:table-cell>
          <table:table-cell office:value-type="float" office:value="20" calcext:value-type="float">
            <text:p>20</text:p>
          </table:table-cell>
          <table:table-cell office:value-type="float" office:value="0.94129999935627" calcext:value-type="float">
            <text:p>0.941299999356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96300000548363" calcext:value-type="float">
            <text:p>0.896300000548363</text:p>
          </table:table-cell>
          <table:table-cell office:value-type="float" office:value="21" calcext:value-type="float">
            <text:p>21</text:p>
          </table:table-cell>
          <table:table-cell office:value-type="float" office:value="0.852099996805191" calcext:value-type="float">
            <text:p>0.852099996805191</text:p>
          </table:table-cell>
          <table:table-cell office:value-type="float" office:value="21" calcext:value-type="float">
            <text:p>21</text:p>
          </table:table-cell>
          <table:table-cell office:value-type="float" office:value="0.941599998474121" calcext:value-type="float">
            <text:p>0.9415999984741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91899999380112" calcext:value-type="float">
            <text:p>0.891899999380112</text:p>
          </table:table-cell>
          <table:table-cell office:value-type="float" office:value="22" calcext:value-type="float">
            <text:p>22</text:p>
          </table:table-cell>
          <table:table-cell office:value-type="float" office:value="0.927600003480911" calcext:value-type="float">
            <text:p>0.927600003480911</text:p>
          </table:table-cell>
          <table:table-cell office:value-type="float" office:value="22" calcext:value-type="float">
            <text:p>22</text:p>
          </table:table-cell>
          <table:table-cell office:value-type="float" office:value="0.9408000010252" calcext:value-type="float">
            <text:p>0.94080000102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18500002026558" calcext:value-type="float">
            <text:p>0.918500002026558</text:p>
          </table:table-cell>
          <table:table-cell office:value-type="float" office:value="23" calcext:value-type="float">
            <text:p>23</text:p>
          </table:table-cell>
          <table:table-cell office:value-type="float" office:value="0.904799998998642" calcext:value-type="float">
            <text:p>0.904799998998642</text:p>
          </table:table-cell>
          <table:table-cell office:value-type="float" office:value="23" calcext:value-type="float">
            <text:p>23</text:p>
          </table:table-cell>
          <table:table-cell office:value-type="float" office:value="0.939100001454353" calcext:value-type="float">
            <text:p>0.9391000014543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33000001311302" calcext:value-type="float">
            <text:p>0.933000001311302</text:p>
          </table:table-cell>
          <table:table-cell office:value-type="float" office:value="24" calcext:value-type="float">
            <text:p>24</text:p>
          </table:table-cell>
          <table:table-cell office:value-type="float" office:value="0.90400000333786" calcext:value-type="float">
            <text:p>0.90400000333786</text:p>
          </table:table-cell>
          <table:table-cell office:value-type="float" office:value="24" calcext:value-type="float">
            <text:p>24</text:p>
          </table:table-cell>
          <table:table-cell office:value-type="float" office:value="0.936200003027916" calcext:value-type="float">
            <text:p>0.9362000030279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3410000026226" calcext:value-type="float">
            <text:p>0.93410000026226</text:p>
          </table:table-cell>
          <table:table-cell office:value-type="float" office:value="25" calcext:value-type="float">
            <text:p>25</text:p>
          </table:table-cell>
          <table:table-cell office:value-type="float" office:value="0.911000000834465" calcext:value-type="float">
            <text:p>0.911000000834465</text:p>
          </table:table-cell>
          <table:table-cell office:value-type="float" office:value="25" calcext:value-type="float">
            <text:p>25</text:p>
          </table:table-cell>
          <table:table-cell office:value-type="float" office:value="0.940700003504753" calcext:value-type="float">
            <text:p>0.9407000035047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3110000193119" calcext:value-type="float">
            <text:p>0.93110000193119</text:p>
          </table:table-cell>
          <table:table-cell office:value-type="float" office:value="26" calcext:value-type="float">
            <text:p>26</text:p>
          </table:table-cell>
          <table:table-cell office:value-type="float" office:value="0.870899999141693" calcext:value-type="float">
            <text:p>0.870899999141693</text:p>
          </table:table-cell>
          <table:table-cell office:value-type="float" office:value="26" calcext:value-type="float">
            <text:p>26</text:p>
          </table:table-cell>
          <table:table-cell office:value-type="float" office:value="0.93740000128746" calcext:value-type="float">
            <text:p>0.937400001287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4100000858307" calcext:value-type="float">
            <text:p>0.924100000858307</text:p>
          </table:table-cell>
          <table:table-cell office:value-type="float" office:value="27" calcext:value-type="float">
            <text:p>27</text:p>
          </table:table-cell>
          <table:table-cell office:value-type="float" office:value="0.890900000333786" calcext:value-type="float">
            <text:p>0.890900000333786</text:p>
          </table:table-cell>
          <table:table-cell office:value-type="float" office:value="27" calcext:value-type="float">
            <text:p>27</text:p>
          </table:table-cell>
          <table:table-cell office:value-type="float" office:value="0.934999998807907" calcext:value-type="float">
            <text:p>0.9349999988079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29000002741814" calcext:value-type="float">
            <text:p>0.929000002741814</text:p>
          </table:table-cell>
          <table:table-cell office:value-type="float" office:value="28" calcext:value-type="float">
            <text:p>28</text:p>
          </table:table-cell>
          <table:table-cell office:value-type="float" office:value="0.901800001263618" calcext:value-type="float">
            <text:p>0.901800001263618</text:p>
          </table:table-cell>
          <table:table-cell office:value-type="float" office:value="28" calcext:value-type="float">
            <text:p>28</text:p>
          </table:table-cell>
          <table:table-cell office:value-type="float" office:value="0.941500001549721" calcext:value-type="float">
            <text:p>0.9415000015497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8800001144409" calcext:value-type="float">
            <text:p>0.928800001144409</text:p>
          </table:table-cell>
          <table:table-cell office:value-type="float" office:value="29" calcext:value-type="float">
            <text:p>29</text:p>
          </table:table-cell>
          <table:table-cell office:value-type="float" office:value="0.943200001120567" calcext:value-type="float">
            <text:p>0.943200001120567</text:p>
          </table:table-cell>
          <table:table-cell office:value-type="float" office:value="29" calcext:value-type="float">
            <text:p>29</text:p>
          </table:table-cell>
          <table:table-cell office:value-type="float" office:value="0.941500001549721" calcext:value-type="float">
            <text:p>0.941500001549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0900002717972" calcext:value-type="float">
            <text:p>0.920900002717972</text:p>
          </table:table-cell>
          <table:table-cell office:value-type="float" office:value="30" calcext:value-type="float">
            <text:p>30</text:p>
          </table:table-cell>
          <table:table-cell office:value-type="float" office:value="0.944900002479553" calcext:value-type="float">
            <text:p>0.944900002479553</text:p>
          </table:table-cell>
          <table:table-cell office:value-type="float" office:value="30" calcext:value-type="float">
            <text:p>30</text:p>
          </table:table-cell>
          <table:table-cell office:value-type="float" office:value="0.943000000715256" calcext:value-type="float">
            <text:p>0.9430000007152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28400003314018" calcext:value-type="float">
            <text:p>0.928400003314018</text:p>
          </table:table-cell>
          <table:table-cell office:value-type="float" office:value="31" calcext:value-type="float">
            <text:p>31</text:p>
          </table:table-cell>
          <table:table-cell office:value-type="float" office:value="0.942000002264976" calcext:value-type="float">
            <text:p>0.942000002264976</text:p>
          </table:table-cell>
          <table:table-cell office:value-type="float" office:value="31" calcext:value-type="float">
            <text:p>31</text:p>
          </table:table-cell>
          <table:table-cell office:value-type="float" office:value="0.942999998927116" calcext:value-type="float">
            <text:p>0.9429999989271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36300000548363" calcext:value-type="float">
            <text:p>0.936300000548363</text:p>
          </table:table-cell>
          <table:table-cell office:value-type="float" office:value="32" calcext:value-type="float">
            <text:p>32</text:p>
          </table:table-cell>
          <table:table-cell office:value-type="float" office:value="0.942700001597404" calcext:value-type="float">
            <text:p>0.942700001597404</text:p>
          </table:table-cell>
          <table:table-cell office:value-type="float" office:value="32" calcext:value-type="float">
            <text:p>32</text:p>
          </table:table-cell>
          <table:table-cell office:value-type="float" office:value="0.943900001645088" calcext:value-type="float">
            <text:p>0.9439000016450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366000020504" calcext:value-type="float">
            <text:p>0.9366000020504</text:p>
          </table:table-cell>
          <table:table-cell office:value-type="float" office:value="33" calcext:value-type="float">
            <text:p>33</text:p>
          </table:table-cell>
          <table:table-cell office:value-type="float" office:value="0.929900001883507" calcext:value-type="float">
            <text:p>0.929900001883507</text:p>
          </table:table-cell>
          <table:table-cell office:value-type="float" office:value="33" calcext:value-type="float">
            <text:p>33</text:p>
          </table:table-cell>
          <table:table-cell office:value-type="float" office:value="0.943499999642372" calcext:value-type="float">
            <text:p>0.9434999996423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36600003242493" calcext:value-type="float">
            <text:p>0.936600003242493</text:p>
          </table:table-cell>
          <table:table-cell office:value-type="float" office:value="34" calcext:value-type="float">
            <text:p>34</text:p>
          </table:table-cell>
          <table:table-cell office:value-type="float" office:value="0.926100004911423" calcext:value-type="float">
            <text:p>0.926100004911423</text:p>
          </table:table-cell>
          <table:table-cell office:value-type="float" office:value="34" calcext:value-type="float">
            <text:p>34</text:p>
          </table:table-cell>
          <table:table-cell office:value-type="float" office:value="0.93839999973774" calcext:value-type="float">
            <text:p>0.938399999737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35900003314018" calcext:value-type="float">
            <text:p>0.935900003314018</text:p>
          </table:table-cell>
          <table:table-cell office:value-type="float" office:value="35" calcext:value-type="float">
            <text:p>35</text:p>
          </table:table-cell>
          <table:table-cell office:value-type="float" office:value="0.935400002002716" calcext:value-type="float">
            <text:p>0.935400002002716</text:p>
          </table:table-cell>
          <table:table-cell office:value-type="float" office:value="35" calcext:value-type="float">
            <text:p>35</text:p>
          </table:table-cell>
          <table:table-cell office:value-type="float" office:value="0.93780000269413" calcext:value-type="float">
            <text:p>0.937800002694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3360000371933" calcext:value-type="float">
            <text:p>0.93360000371933</text:p>
          </table:table-cell>
          <table:table-cell office:value-type="float" office:value="36" calcext:value-type="float">
            <text:p>36</text:p>
          </table:table-cell>
          <table:table-cell office:value-type="float" office:value="0.9391000020504" calcext:value-type="float">
            <text:p>0.9391000020504</text:p>
          </table:table-cell>
          <table:table-cell office:value-type="float" office:value="36" calcext:value-type="float">
            <text:p>36</text:p>
          </table:table-cell>
          <table:table-cell office:value-type="float" office:value="0.939900000095367" calcext:value-type="float">
            <text:p>0.9399000000953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37200002670288" calcext:value-type="float">
            <text:p>0.937200002670288</text:p>
          </table:table-cell>
          <table:table-cell office:value-type="float" office:value="37" calcext:value-type="float">
            <text:p>37</text:p>
          </table:table-cell>
          <table:table-cell office:value-type="float" office:value="0.942199999690056" calcext:value-type="float">
            <text:p>0.942199999690056</text:p>
          </table:table-cell>
          <table:table-cell office:value-type="float" office:value="37" calcext:value-type="float">
            <text:p>37</text:p>
          </table:table-cell>
          <table:table-cell office:value-type="float" office:value="0.942500000596046" calcext:value-type="float">
            <text:p>0.9425000005960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29200001358986" calcext:value-type="float">
            <text:p>0.929200001358986</text:p>
          </table:table-cell>
          <table:table-cell office:value-type="float" office:value="38" calcext:value-type="float">
            <text:p>38</text:p>
          </table:table-cell>
          <table:table-cell office:value-type="float" office:value="0.942500000596046" calcext:value-type="float">
            <text:p>0.942500000596046</text:p>
          </table:table-cell>
          <table:table-cell office:value-type="float" office:value="38" calcext:value-type="float">
            <text:p>38</text:p>
          </table:table-cell>
          <table:table-cell office:value-type="float" office:value="0.942699999809265" calcext:value-type="float">
            <text:p>0.9426999998092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33400003314018" calcext:value-type="float">
            <text:p>0.933400003314018</text:p>
          </table:table-cell>
          <table:table-cell office:value-type="float" office:value="39" calcext:value-type="float">
            <text:p>39</text:p>
          </table:table-cell>
          <table:table-cell office:value-type="float" office:value="0.942699999213219" calcext:value-type="float">
            <text:p>0.942699999213219</text:p>
          </table:table-cell>
          <table:table-cell office:value-type="float" office:value="39" calcext:value-type="float">
            <text:p>39</text:p>
          </table:table-cell>
          <table:table-cell office:value-type="float" office:value="0.942299999594688" calcext:value-type="float">
            <text:p>0.9422999995946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36100003123283" calcext:value-type="float">
            <text:p>0.936100003123283</text:p>
          </table:table-cell>
          <table:table-cell office:value-type="float" office:value="40" calcext:value-type="float">
            <text:p>40</text:p>
          </table:table-cell>
          <table:table-cell office:value-type="float" office:value="0.943400000333786" calcext:value-type="float">
            <text:p>0.943400000333786</text:p>
          </table:table-cell>
          <table:table-cell office:value-type="float" office:value="40" calcext:value-type="float">
            <text:p>40</text:p>
          </table:table-cell>
          <table:table-cell office:value-type="float" office:value="0.9425" calcext:value-type="float">
            <text:p>0.942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MAX([.B3:.B42]) * 100" office:value-type="float" office:value="93.7200002670288" calcext:value-type="float">
            <text:p>93.7200002670288</text:p>
          </table:table-cell>
          <table:table-cell office:value-type="string" calcext:value-type="string">
            <text:p>Accuracy</text:p>
          </table:table-cell>
          <table:table-cell table:formula="of:=MAX([.D3:.D42]) * 100" office:value-type="float" office:value="94.4900002479553" calcext:value-type="float">
            <text:p>94.4900002479553</text:p>
          </table:table-cell>
          <table:table-cell office:value-type="string" calcext:value-type="string">
            <text:p>Accuracy</text:p>
          </table:table-cell>
          <table:table-cell table:formula="of:=MAX([.F3:.F42]) * 100" office:value-type="float" office:value="94.3900001645088" calcext:value-type="float">
            <text:p>94.3900001645088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3]" office:value-type="float" office:value="6.27999973297119" calcext:value-type="float">
            <text:p>6.27999973297119</text:p>
          </table:table-cell>
          <table:table-cell office:value-type="string" calcext:value-type="string">
            <text:p>Error</text:p>
          </table:table-cell>
          <table:table-cell table:formula="of:=100-[.D43]" office:value-type="float" office:value="5.50999975204468" calcext:value-type="float">
            <text:p>5.50999975204468</text:p>
          </table:table-cell>
          <table:table-cell office:value-type="string" calcext:value-type="string">
            <text:p>Error</text:p>
          </table:table-cell>
          <table:table-cell table:formula="of:=100-[.F43]" office:value-type="float" office:value="5.60999983549118" calcext:value-type="float">
            <text:p>5.60999983549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18:20:17.789164443</dc:date>
    <meta:editing-duration>PT7M13S</meta:editing-duration>
    <meta:editing-cycles>1</meta:editing-cycles>
    <meta:document-statistic meta:table-count="1" meta:cell-count="261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79cm" svg:height="14.219cm" xlink:href=".." xlink:type="simple" chart:class="chart:scatter" chart:style-name="ch1">
        <chart:title svg:x="8.64cm" svg:y="0.42cm" chart:style-name="ch2">
          <text:p>SVHN Dense Block Count Performance</text:p>
        </chart:title>
        <chart:legend chart:legend-position="end" svg:x="22.586cm" svg:y="6.312cm" style:legend-expansion="high" chart:style-name="ch3"/>
        <chart:plot-area chart:style-name="ch4" table:cell-range-address="'Densenet-40-12-SVHN-2_blocks'.A3:'Densenet-40-12-SVHN-2_blocks'.B42 'Densenet-40-12-SVHN-2_blocks'.A1:'Densenet-40-12-SVHN-2_blocks'.A1 'Densenet-40-12-SVHN-2_blocks'.C1:'Densenet-40-12-SVHN-2_blocks'.C1 'Densenet-40-12-SVHN-2_blocks'.D3:'Densenet-40-12-SVHN-2_blocks'.D42 'Densenet-40-12-SVHN-2_blocks'.E1:'Densenet-40-12-SVHN-2_blocks'.E1 'Densenet-40-12-SVHN-2_blocks'.F3:'Densenet-40-12-SVHN-2_blocks'.F42" chart:data-source-has-labels="row" svg:x="1.516cm" svg:y="1.483cm" svg:width="20.565cm" svg:height="11.471cm">
          <chartooo:coordinate-region svg:x="2.243cm" svg:y="1.682cm" svg:width="19.838cm" svg:height="10.625cm"/>
          <chart:axis chart:dimension="x" chart:name="primary-x" chart:style-name="ch5">
            <chart:title svg:x="11.278cm" svg:y="13.238cm" chart:style-name="ch6">
              <text:p>Epoch</text:p>
            </chart:title>
          </chart:axis>
          <chart:axis chart:dimension="y" chart:name="primary-y" chart:style-name="ch7">
            <chart:title svg:x="0.451cm" svg:y="7.937cm" chart:style-name="ch8">
              <text:p>Accuracy</text:p>
            </chart:title>
            <chart:grid chart:style-name="ch9" chart:class="major"/>
          </chart:axis>
          <chart:series chart:style-name="ch10" chart:values-cell-range-address="'Densenet-40-12-SVHN-2_blocks'.B3:'Densenet-40-12-SVHN-2_blocks'.B42" chart:label-cell-address="'Densenet-40-12-SVHN-2_blocks'.A1:'Densenet-40-12-SVHN-2_blocks'.A1" chart:class="chart:scatter">
            <chart:domain table:cell-range-address="'Densenet-40-12-SVHN-2_blocks'.A3:'Densenet-40-12-SVHN-2_blocks'.A42"/>
            <chart:data-point chart:repeated="40"/>
          </chart:series>
          <chart:series chart:style-name="ch11" chart:values-cell-range-address="'Densenet-40-12-SVHN-2_blocks'.D3:'Densenet-40-12-SVHN-2_blocks'.D42" chart:label-cell-address="'Densenet-40-12-SVHN-2_blocks'.C1:'Densenet-40-12-SVHN-2_blocks'.C1" chart:class="chart:scatter">
            <chart:domain table:cell-range-address="'Densenet-40-12-SVHN-2_blocks'.C3:'Densenet-40-12-SVHN-2_blocks'.C42"/>
            <chart:data-point chart:repeated="40"/>
          </chart:series>
          <chart:series chart:style-name="ch12" chart:values-cell-range-address="'Densenet-40-12-SVHN-2_blocks'.F3:'Densenet-40-12-SVHN-2_blocks'.F42" chart:label-cell-address="'Densenet-40-12-SVHN-2_blocks'.E1:'Densenet-40-12-SVHN-2_blocks'.E1" chart:class="chart:scatter">
            <chart:domain table:cell-range-address="'Densenet-40-12-SVHN-2_blocks'.E3:'Densenet-40-12-SVHN-2_blocks'.E42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 Blocks</text:p>
                <draw:g>
                  <svg:desc>'Densenet-40-12-SVHN-2_blocks'.A1:'Densenet-40-12-SVHN-2_blocks'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Blocks</text:p>
                <draw:g>
                  <svg:desc>'Densenet-40-12-SVHN-2_blocks'.C1:'Densenet-40-12-SVHN-2_blocks'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4 Blocks</text:p>
                <draw:g>
                  <svg:desc>'Densenet-40-12-SVHN-2_blocks'.E1:'Densenet-40-12-SVHN-2_block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SVHN-2_blocks'.A3:'Densenet-40-12-SVHN-2_blocks'.A42</svg:desc>
                </draw:g>
              </table:table-cell>
              <table:table-cell office:value-type="float" office:value="0.796599997282028">
                <text:p>0.796599997282028</text:p>
                <draw:g>
                  <svg:desc>'Densenet-40-12-SVHN-2_blocks'.B3:'Densenet-40-12-SVHN-2_blocks'.B42</svg:desc>
                </draw:g>
              </table:table-cell>
              <table:table-cell office:value-type="float" office:value="1">
                <text:p>1</text:p>
                <draw:g>
                  <svg:desc>'Densenet-40-12-SVHN-2_blocks'.C3:'Densenet-40-12-SVHN-2_blocks'.C42</svg:desc>
                </draw:g>
              </table:table-cell>
              <table:table-cell office:value-type="float" office:value="0.809999995231629">
                <text:p>0.809999995231629</text:p>
                <draw:g>
                  <svg:desc>'Densenet-40-12-SVHN-2_blocks'.D3:'Densenet-40-12-SVHN-2_blocks'.D42</svg:desc>
                </draw:g>
              </table:table-cell>
              <table:table-cell office:value-type="float" office:value="1">
                <text:p>1</text:p>
                <draw:g>
                  <svg:desc>'Densenet-40-12-SVHN-2_blocks'.E3:'Densenet-40-12-SVHN-2_blocks'.E42</svg:desc>
                </draw:g>
              </table:table-cell>
              <table:table-cell office:value-type="float" office:value="0.84959999859333">
                <text:p>0.84959999859333</text:p>
                <draw:g>
                  <svg:desc>'Densenet-40-12-SVHN-2_blocks'.F3:'Densenet-40-12-SVHN-2_blocks'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5999999642372">
                <text:p>0.825999999642372</text:p>
              </table:table-cell>
              <table:table-cell office:value-type="float" office:value="2">
                <text:p>2</text:p>
              </table:table-cell>
              <table:table-cell office:value-type="float" office:value="0.83709999859333">
                <text:p>0.83709999859333</text:p>
              </table:table-cell>
              <table:table-cell office:value-type="float" office:value="2">
                <text:p>2</text:p>
              </table:table-cell>
              <table:table-cell office:value-type="float" office:value="0.872000000476837">
                <text:p>0.872000000476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7300001978874">
                <text:p>0.887300001978874</text:p>
              </table:table-cell>
              <table:table-cell office:value-type="float" office:value="3">
                <text:p>3</text:p>
              </table:table-cell>
              <table:table-cell office:value-type="float" office:value="0.894300000071525">
                <text:p>0.894300000071525</text:p>
              </table:table-cell>
              <table:table-cell office:value-type="float" office:value="3">
                <text:p>3</text:p>
              </table:table-cell>
              <table:table-cell office:value-type="float" office:value="0.883199999332428">
                <text:p>0.883199999332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5299999117851">
                <text:p>0.835299999117851</text:p>
              </table:table-cell>
              <table:table-cell office:value-type="float" office:value="4">
                <text:p>4</text:p>
              </table:table-cell>
              <table:table-cell office:value-type="float" office:value="0.734400001168251">
                <text:p>0.734400001168251</text:p>
              </table:table-cell>
              <table:table-cell office:value-type="float" office:value="4">
                <text:p>4</text:p>
              </table:table-cell>
              <table:table-cell office:value-type="float" office:value="0.889199999570847">
                <text:p>0.889199999570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4100000858307">
                <text:p>0.884100000858307</text:p>
              </table:table-cell>
              <table:table-cell office:value-type="float" office:value="5">
                <text:p>5</text:p>
              </table:table-cell>
              <table:table-cell office:value-type="float" office:value="0.900000001788139">
                <text:p>0.900000001788139</text:p>
              </table:table-cell>
              <table:table-cell office:value-type="float" office:value="5">
                <text:p>5</text:p>
              </table:table-cell>
              <table:table-cell office:value-type="float" office:value="0.906500002145767">
                <text:p>0.906500002145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049999833107">
                <text:p>0.89049999833107</text:p>
              </table:table-cell>
              <table:table-cell office:value-type="float" office:value="6">
                <text:p>6</text:p>
              </table:table-cell>
              <table:table-cell office:value-type="float" office:value="0.881099998950958">
                <text:p>0.881099998950958</text:p>
              </table:table-cell>
              <table:table-cell office:value-type="float" office:value="6">
                <text:p>6</text:p>
              </table:table-cell>
              <table:table-cell office:value-type="float" office:value="0.886799998283386">
                <text:p>0.886799998283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12600002288818">
                <text:p>0.912600002288818</text:p>
              </table:table-cell>
              <table:table-cell office:value-type="float" office:value="7">
                <text:p>7</text:p>
              </table:table-cell>
              <table:table-cell office:value-type="float" office:value="0.9016000020504">
                <text:p>0.9016000020504</text:p>
              </table:table-cell>
              <table:table-cell office:value-type="float" office:value="7">
                <text:p>7</text:p>
              </table:table-cell>
              <table:table-cell office:value-type="float" office:value="0.923900001645088">
                <text:p>0.923900001645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7300000786781">
                <text:p>0.867300000786781</text:p>
              </table:table-cell>
              <table:table-cell office:value-type="float" office:value="8">
                <text:p>8</text:p>
              </table:table-cell>
              <table:table-cell office:value-type="float" office:value="0.9099000030756">
                <text:p>0.9099000030756</text:p>
              </table:table-cell>
              <table:table-cell office:value-type="float" office:value="8">
                <text:p>8</text:p>
              </table:table-cell>
              <table:table-cell office:value-type="float" office:value="0.923800002932548">
                <text:p>0.923800002932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2500001788139">
                <text:p>0.902500001788139</text:p>
              </table:table-cell>
              <table:table-cell office:value-type="float" office:value="9">
                <text:p>9</text:p>
              </table:table-cell>
              <table:table-cell office:value-type="float" office:value="0.8758999979496">
                <text:p>0.8758999979496</text:p>
              </table:table-cell>
              <table:table-cell office:value-type="float" office:value="9">
                <text:p>9</text:p>
              </table:table-cell>
              <table:table-cell office:value-type="float" office:value="0.919900002479553">
                <text:p>0.919900002479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5900000929832">
                <text:p>0.895900000929832</text:p>
              </table:table-cell>
              <table:table-cell office:value-type="float" office:value="10">
                <text:p>10</text:p>
              </table:table-cell>
              <table:table-cell office:value-type="float" office:value="0.816900000572205">
                <text:p>0.816900000572205</text:p>
              </table:table-cell>
              <table:table-cell office:value-type="float" office:value="10">
                <text:p>10</text:p>
              </table:table-cell>
              <table:table-cell office:value-type="float" office:value="0.896100004315376">
                <text:p>0.896100004315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8100000023842">
                <text:p>0.898100000023842</text:p>
              </table:table-cell>
              <table:table-cell office:value-type="float" office:value="11">
                <text:p>11</text:p>
              </table:table-cell>
              <table:table-cell office:value-type="float" office:value="0.921800000667572">
                <text:p>0.921800000667572</text:p>
              </table:table-cell>
              <table:table-cell office:value-type="float" office:value="11">
                <text:p>11</text:p>
              </table:table-cell>
              <table:table-cell office:value-type="float" office:value="0.91770000398159">
                <text:p>0.91770000398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6799998283386">
                <text:p>0.896799998283386</text:p>
              </table:table-cell>
              <table:table-cell office:value-type="float" office:value="12">
                <text:p>12</text:p>
              </table:table-cell>
              <table:table-cell office:value-type="float" office:value="0.867999997735023">
                <text:p>0.867999997735023</text:p>
              </table:table-cell>
              <table:table-cell office:value-type="float" office:value="12">
                <text:p>12</text:p>
              </table:table-cell>
              <table:table-cell office:value-type="float" office:value="0.883000000119209">
                <text:p>0.883000000119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19600005149841">
                <text:p>0.919600005149841</text:p>
              </table:table-cell>
              <table:table-cell office:value-type="float" office:value="13">
                <text:p>13</text:p>
              </table:table-cell>
              <table:table-cell office:value-type="float" office:value="0.910700003504753">
                <text:p>0.910700003504753</text:p>
              </table:table-cell>
              <table:table-cell office:value-type="float" office:value="13">
                <text:p>13</text:p>
              </table:table-cell>
              <table:table-cell office:value-type="float" office:value="0.92620000243187">
                <text:p>0.92620000243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15400003790855">
                <text:p>0.915400003790855</text:p>
              </table:table-cell>
              <table:table-cell office:value-type="float" office:value="14">
                <text:p>14</text:p>
              </table:table-cell>
              <table:table-cell office:value-type="float" office:value="0.910400000214577">
                <text:p>0.910400000214577</text:p>
              </table:table-cell>
              <table:table-cell office:value-type="float" office:value="14">
                <text:p>14</text:p>
              </table:table-cell>
              <table:table-cell office:value-type="float" office:value="0.917700001597404">
                <text:p>0.917700001597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06700002551079">
                <text:p>0.906700002551079</text:p>
              </table:table-cell>
              <table:table-cell office:value-type="float" office:value="15">
                <text:p>15</text:p>
              </table:table-cell>
              <table:table-cell office:value-type="float" office:value="0.920300001502037">
                <text:p>0.920300001502037</text:p>
              </table:table-cell>
              <table:table-cell office:value-type="float" office:value="15">
                <text:p>15</text:p>
              </table:table-cell>
              <table:table-cell office:value-type="float" office:value="0.922500002980232">
                <text:p>0.92250000298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47599999308586">
                <text:p>0.847599999308586</text:p>
              </table:table-cell>
              <table:table-cell office:value-type="float" office:value="16">
                <text:p>16</text:p>
              </table:table-cell>
              <table:table-cell office:value-type="float" office:value="0.875599998831749">
                <text:p>0.875599998831749</text:p>
              </table:table-cell>
              <table:table-cell office:value-type="float" office:value="16">
                <text:p>16</text:p>
              </table:table-cell>
              <table:table-cell office:value-type="float" office:value="0.910299999713898">
                <text:p>0.9102999997138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23200001716614">
                <text:p>0.923200001716614</text:p>
              </table:table-cell>
              <table:table-cell office:value-type="float" office:value="17">
                <text:p>17</text:p>
              </table:table-cell>
              <table:table-cell office:value-type="float" office:value="0.924200001955032">
                <text:p>0.924200001955032</text:p>
              </table:table-cell>
              <table:table-cell office:value-type="float" office:value="17">
                <text:p>17</text:p>
              </table:table-cell>
              <table:table-cell office:value-type="float" office:value="0.908799998760223">
                <text:p>0.908799998760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9379999935627">
                <text:p>0.89379999935627</text:p>
              </table:table-cell>
              <table:table-cell office:value-type="float" office:value="18">
                <text:p>18</text:p>
              </table:table-cell>
              <table:table-cell office:value-type="float" office:value="0.876900000572205">
                <text:p>0.876900000572205</text:p>
              </table:table-cell>
              <table:table-cell office:value-type="float" office:value="18">
                <text:p>18</text:p>
              </table:table-cell>
              <table:table-cell office:value-type="float" office:value="0.924200000762939">
                <text:p>0.924200000762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9300003647804">
                <text:p>0.899300003647804</text:p>
              </table:table-cell>
              <table:table-cell office:value-type="float" office:value="19">
                <text:p>19</text:p>
              </table:table-cell>
              <table:table-cell office:value-type="float" office:value="0.89450000166893">
                <text:p>0.89450000166893</text:p>
              </table:table-cell>
              <table:table-cell office:value-type="float" office:value="19">
                <text:p>19</text:p>
              </table:table-cell>
              <table:table-cell office:value-type="float" office:value="0.899500002861023">
                <text:p>0.899500002861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6500001549721">
                <text:p>0.896500001549721</text:p>
              </table:table-cell>
              <table:table-cell office:value-type="float" office:value="20">
                <text:p>20</text:p>
              </table:table-cell>
              <table:table-cell office:value-type="float" office:value="0.915800006389618">
                <text:p>0.915800006389618</text:p>
              </table:table-cell>
              <table:table-cell office:value-type="float" office:value="20">
                <text:p>20</text:p>
              </table:table-cell>
              <table:table-cell office:value-type="float" office:value="0.94129999935627">
                <text:p>0.94129999935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96300000548363">
                <text:p>0.896300000548363</text:p>
              </table:table-cell>
              <table:table-cell office:value-type="float" office:value="21">
                <text:p>21</text:p>
              </table:table-cell>
              <table:table-cell office:value-type="float" office:value="0.852099996805191">
                <text:p>0.852099996805191</text:p>
              </table:table-cell>
              <table:table-cell office:value-type="float" office:value="21">
                <text:p>21</text:p>
              </table:table-cell>
              <table:table-cell office:value-type="float" office:value="0.941599998474121">
                <text:p>0.941599998474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91899999380112">
                <text:p>0.891899999380112</text:p>
              </table:table-cell>
              <table:table-cell office:value-type="float" office:value="22">
                <text:p>22</text:p>
              </table:table-cell>
              <table:table-cell office:value-type="float" office:value="0.927600003480911">
                <text:p>0.927600003480911</text:p>
              </table:table-cell>
              <table:table-cell office:value-type="float" office:value="22">
                <text:p>22</text:p>
              </table:table-cell>
              <table:table-cell office:value-type="float" office:value="0.9408000010252">
                <text:p>0.9408000010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18500002026558">
                <text:p>0.918500002026558</text:p>
              </table:table-cell>
              <table:table-cell office:value-type="float" office:value="23">
                <text:p>23</text:p>
              </table:table-cell>
              <table:table-cell office:value-type="float" office:value="0.904799998998642">
                <text:p>0.904799998998642</text:p>
              </table:table-cell>
              <table:table-cell office:value-type="float" office:value="23">
                <text:p>23</text:p>
              </table:table-cell>
              <table:table-cell office:value-type="float" office:value="0.939100001454353">
                <text:p>0.939100001454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33000001311302">
                <text:p>0.933000001311302</text:p>
              </table:table-cell>
              <table:table-cell office:value-type="float" office:value="24">
                <text:p>24</text:p>
              </table:table-cell>
              <table:table-cell office:value-type="float" office:value="0.90400000333786">
                <text:p>0.90400000333786</text:p>
              </table:table-cell>
              <table:table-cell office:value-type="float" office:value="24">
                <text:p>24</text:p>
              </table:table-cell>
              <table:table-cell office:value-type="float" office:value="0.936200003027916">
                <text:p>0.936200003027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3410000026226">
                <text:p>0.93410000026226</text:p>
              </table:table-cell>
              <table:table-cell office:value-type="float" office:value="25">
                <text:p>25</text:p>
              </table:table-cell>
              <table:table-cell office:value-type="float" office:value="0.911000000834465">
                <text:p>0.911000000834465</text:p>
              </table:table-cell>
              <table:table-cell office:value-type="float" office:value="25">
                <text:p>25</text:p>
              </table:table-cell>
              <table:table-cell office:value-type="float" office:value="0.940700003504753">
                <text:p>0.940700003504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3110000193119">
                <text:p>0.93110000193119</text:p>
              </table:table-cell>
              <table:table-cell office:value-type="float" office:value="26">
                <text:p>26</text:p>
              </table:table-cell>
              <table:table-cell office:value-type="float" office:value="0.870899999141693">
                <text:p>0.870899999141693</text:p>
              </table:table-cell>
              <table:table-cell office:value-type="float" office:value="26">
                <text:p>26</text:p>
              </table:table-cell>
              <table:table-cell office:value-type="float" office:value="0.93740000128746">
                <text:p>0.93740000128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24100000858307">
                <text:p>0.924100000858307</text:p>
              </table:table-cell>
              <table:table-cell office:value-type="float" office:value="27">
                <text:p>27</text:p>
              </table:table-cell>
              <table:table-cell office:value-type="float" office:value="0.890900000333786">
                <text:p>0.890900000333786</text:p>
              </table:table-cell>
              <table:table-cell office:value-type="float" office:value="27">
                <text:p>27</text:p>
              </table:table-cell>
              <table:table-cell office:value-type="float" office:value="0.934999998807907">
                <text:p>0.934999998807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29000002741814">
                <text:p>0.929000002741814</text:p>
              </table:table-cell>
              <table:table-cell office:value-type="float" office:value="28">
                <text:p>28</text:p>
              </table:table-cell>
              <table:table-cell office:value-type="float" office:value="0.901800001263618">
                <text:p>0.901800001263618</text:p>
              </table:table-cell>
              <table:table-cell office:value-type="float" office:value="28">
                <text:p>28</text:p>
              </table:table-cell>
              <table:table-cell office:value-type="float" office:value="0.941500001549721">
                <text:p>0.941500001549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28800001144409">
                <text:p>0.928800001144409</text:p>
              </table:table-cell>
              <table:table-cell office:value-type="float" office:value="29">
                <text:p>29</text:p>
              </table:table-cell>
              <table:table-cell office:value-type="float" office:value="0.943200001120567">
                <text:p>0.943200001120567</text:p>
              </table:table-cell>
              <table:table-cell office:value-type="float" office:value="29">
                <text:p>29</text:p>
              </table:table-cell>
              <table:table-cell office:value-type="float" office:value="0.941500001549721">
                <text:p>0.941500001549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20900002717972">
                <text:p>0.920900002717972</text:p>
              </table:table-cell>
              <table:table-cell office:value-type="float" office:value="30">
                <text:p>30</text:p>
              </table:table-cell>
              <table:table-cell office:value-type="float" office:value="0.944900002479553">
                <text:p>0.944900002479553</text:p>
              </table:table-cell>
              <table:table-cell office:value-type="float" office:value="30">
                <text:p>30</text:p>
              </table:table-cell>
              <table:table-cell office:value-type="float" office:value="0.943000000715256">
                <text:p>0.943000000715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28400003314018">
                <text:p>0.928400003314018</text:p>
              </table:table-cell>
              <table:table-cell office:value-type="float" office:value="31">
                <text:p>31</text:p>
              </table:table-cell>
              <table:table-cell office:value-type="float" office:value="0.942000002264976">
                <text:p>0.942000002264976</text:p>
              </table:table-cell>
              <table:table-cell office:value-type="float" office:value="31">
                <text:p>31</text:p>
              </table:table-cell>
              <table:table-cell office:value-type="float" office:value="0.942999998927116">
                <text:p>0.942999998927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36300000548363">
                <text:p>0.936300000548363</text:p>
              </table:table-cell>
              <table:table-cell office:value-type="float" office:value="32">
                <text:p>32</text:p>
              </table:table-cell>
              <table:table-cell office:value-type="float" office:value="0.942700001597404">
                <text:p>0.942700001597404</text:p>
              </table:table-cell>
              <table:table-cell office:value-type="float" office:value="32">
                <text:p>32</text:p>
              </table:table-cell>
              <table:table-cell office:value-type="float" office:value="0.943900001645088">
                <text:p>0.943900001645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366000020504">
                <text:p>0.9366000020504</text:p>
              </table:table-cell>
              <table:table-cell office:value-type="float" office:value="33">
                <text:p>33</text:p>
              </table:table-cell>
              <table:table-cell office:value-type="float" office:value="0.929900001883507">
                <text:p>0.929900001883507</text:p>
              </table:table-cell>
              <table:table-cell office:value-type="float" office:value="33">
                <text:p>33</text:p>
              </table:table-cell>
              <table:table-cell office:value-type="float" office:value="0.943499999642372">
                <text:p>0.943499999642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36600003242493">
                <text:p>0.936600003242493</text:p>
              </table:table-cell>
              <table:table-cell office:value-type="float" office:value="34">
                <text:p>34</text:p>
              </table:table-cell>
              <table:table-cell office:value-type="float" office:value="0.926100004911423">
                <text:p>0.926100004911423</text:p>
              </table:table-cell>
              <table:table-cell office:value-type="float" office:value="34">
                <text:p>34</text:p>
              </table:table-cell>
              <table:table-cell office:value-type="float" office:value="0.93839999973774">
                <text:p>0.938399999737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35900003314018">
                <text:p>0.935900003314018</text:p>
              </table:table-cell>
              <table:table-cell office:value-type="float" office:value="35">
                <text:p>35</text:p>
              </table:table-cell>
              <table:table-cell office:value-type="float" office:value="0.935400002002716">
                <text:p>0.935400002002716</text:p>
              </table:table-cell>
              <table:table-cell office:value-type="float" office:value="35">
                <text:p>35</text:p>
              </table:table-cell>
              <table:table-cell office:value-type="float" office:value="0.93780000269413">
                <text:p>0.93780000269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3360000371933">
                <text:p>0.93360000371933</text:p>
              </table:table-cell>
              <table:table-cell office:value-type="float" office:value="36">
                <text:p>36</text:p>
              </table:table-cell>
              <table:table-cell office:value-type="float" office:value="0.9391000020504">
                <text:p>0.9391000020504</text:p>
              </table:table-cell>
              <table:table-cell office:value-type="float" office:value="36">
                <text:p>36</text:p>
              </table:table-cell>
              <table:table-cell office:value-type="float" office:value="0.939900000095367">
                <text:p>0.9399000000953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37200002670288">
                <text:p>0.937200002670288</text:p>
              </table:table-cell>
              <table:table-cell office:value-type="float" office:value="37">
                <text:p>37</text:p>
              </table:table-cell>
              <table:table-cell office:value-type="float" office:value="0.942199999690056">
                <text:p>0.942199999690056</text:p>
              </table:table-cell>
              <table:table-cell office:value-type="float" office:value="37">
                <text:p>37</text:p>
              </table:table-cell>
              <table:table-cell office:value-type="float" office:value="0.942500000596046">
                <text:p>0.9425000005960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29200001358986">
                <text:p>0.929200001358986</text:p>
              </table:table-cell>
              <table:table-cell office:value-type="float" office:value="38">
                <text:p>38</text:p>
              </table:table-cell>
              <table:table-cell office:value-type="float" office:value="0.942500000596046">
                <text:p>0.942500000596046</text:p>
              </table:table-cell>
              <table:table-cell office:value-type="float" office:value="38">
                <text:p>38</text:p>
              </table:table-cell>
              <table:table-cell office:value-type="float" office:value="0.942699999809265">
                <text:p>0.942699999809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33400003314018">
                <text:p>0.933400003314018</text:p>
              </table:table-cell>
              <table:table-cell office:value-type="float" office:value="39">
                <text:p>39</text:p>
              </table:table-cell>
              <table:table-cell office:value-type="float" office:value="0.942699999213219">
                <text:p>0.942699999213219</text:p>
              </table:table-cell>
              <table:table-cell office:value-type="float" office:value="39">
                <text:p>39</text:p>
              </table:table-cell>
              <table:table-cell office:value-type="float" office:value="0.942299999594688">
                <text:p>0.942299999594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36100003123283">
                <text:p>0.936100003123283</text:p>
              </table:table-cell>
              <table:table-cell office:value-type="float" office:value="40">
                <text:p>40</text:p>
              </table:table-cell>
              <table:table-cell office:value-type="float" office:value="0.943400000333786">
                <text:p>0.943400000333786</text:p>
              </table:table-cell>
              <table:table-cell office:value-type="float" office:value="40">
                <text:p>40</text:p>
              </table:table-cell>
              <table:table-cell office:value-type="float" office:value="0.9425">
                <text:p>0.9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